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eague Gothic" svg:font-family="'League Gothic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eague Gothic" fo:font-size="48pt" fo:font-weight="normal" officeooo:rsid="0019a24a" officeooo:paragraph-rsid="00195699" style:font-size-asian="48pt" style:font-weight-asian="normal" style:font-size-complex="48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eague Gothic" fo:font-size="100pt" officeooo:rsid="001c7cdf" officeooo:paragraph-rsid="0022ed95" style:font-size-asian="100pt" style:font-size-complex="100pt"/>
    </style:style>
    <style:style style:name="T1" style:family="text">
      <style:text-properties officeooo:rsid="00211544"/>
    </style:style>
    <style:style style:name="T2" style:family="text">
      <style:text-properties officeooo:rsid="002252da"/>
    </style:style>
    <style:style style:name="T3" style:family="text">
      <style:text-properties fo:color="#ffffff"/>
    </style:style>
    <style:style style:name="T4" style:family="text">
      <style:text-properties fo:color="#ffffff" officeooo:rsid="002252da"/>
    </style:style>
    <style:style style:name="T5" style:family="text">
      <style:text-properties fo:color="#ffffff" fo:background-color="#000000" loext:char-shading-value="0"/>
    </style:style>
    <style:style style:name="T6" style:family="text">
      <style:text-properties fo:color="#ffffff" officeooo:rsid="002252da" fo:background-color="#000000" loext:char-shading-value="0"/>
    </style:style>
    <style:style style:name="T7" style:family="text">
      <style:text-properties fo:color="#ffffff" officeooo:rsid="002252da" fo:background-color="#000000" loext:char-shading-value="0"/>
    </style:style>
    <style:style style:name="T8" style:family="text">
      <style:text-properties fo:color="#ffffff" fo:background-color="#000000" loext:char-shading-value="0"/>
    </style:style>
    <style:style style:name="T9" style:family="text">
      <style:text-properties fo:color="#ffffff" officeooo:rsid="001b1a37" fo:background-color="#000000" loext:char-shading-value="0"/>
    </style:style>
    <style:style style:name="T10" style:family="text">
      <style:text-properties fo:color="#ffffff" officeooo:rsid="00211544" fo:background-color="#000000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0"><text:s/></text:span><text:span text:style-name="T5">Drinks </text:span></text:p>
      <text:p text:style-name="P2"><text:span text:style-name="T9"><text:s/>$1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eague Gothic" svg:font-family="'League Gothic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5T13:20:31.467973954</meta:creation-date>
    <dc:date>2017-07-15T13:52:14.080639583</dc:date>
    <meta:editing-duration>PT18M12S</meta:editing-duration>
    <meta:editing-cycles>8</meta:editing-cycles>
    <meta:generator>LibreOffice/5.1.6.2$Linux_X86_64 LibreOffice_project/10m0$Build-2</meta:generator>
    <meta:print-date>2017-07-15T13:47:43.706119483</meta:print-date>
    <meta:document-statistic meta:table-count="0" meta:image-count="0" meta:object-count="0" meta:page-count="1" meta:paragraph-count="2" meta:word-count="2" meta:character-count="12" meta:non-whitespace-character-count="8"/>
  </office:meta>
</office:document-meta>
</file>